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263D0000085979B9F087F93E1D2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inter" svg:font-family="inter, sans-serif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.062cm" style:rel-column-width="4095*"/>
    </style:style>
    <style:style style:name="Tabela1.P" style:family="table-column">
      <style:table-column-properties style:column-width="1.065cm" style:rel-column-width="4110*"/>
    </style:style>
    <style:style style:name="Tabela1.1" style:family="table-row">
      <style:table-row-properties style:min-row-height="1.0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P1" style:family="table-cell">
      <style:table-cell-properties fo:padding="0.097cm" fo:border="0.05pt solid #000000"/>
    </style:style>
    <style:style style:name="Tabela1.2" style:family="table-row">
      <style:table-row-properties style:min-row-height="0.797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1.062cm" style:rel-column-width="4095*"/>
    </style:style>
    <style:style style:name="Tabela2.P" style:family="table-column">
      <style:table-column-properties style:column-width="1.065cm" style:rel-column-width="41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P1" style:family="table-cell">
      <style:table-cell-properties fo:padding="0.097cm" fo:border="0.05pt solid #000000"/>
    </style:style>
    <style:style style:name="Tabela2.2" style:family="table-row">
      <style:table-row-properties style:min-row-height="0.79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6.703cm" style:rel-column-width="25838*"/>
    </style:style>
    <style:style style:name="Tabela4.B" style:family="table-column">
      <style:table-column-properties style:column-width="10.298cm" style:rel-column-width="3969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2.009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2.106cm" style:rel-column-width="6863*"/>
    </style:style>
    <style:style style:name="Tabela3.B" style:family="table-column">
      <style:table-column-properties style:column-width="4.895cm" style:rel-column-width="277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Footer">
      <style:paragraph-properties fo:margin-top="0cm" fo:margin-bottom="0.353cm" loext:contextual-spacing="false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Heading_20_1"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FreeMono" fo:font-size="10pt" fo:language="pt" fo:country="BR" fo:font-style="italic" officeooo:rsid="006285a7" officeooo:paragraph-rsid="006b90b3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P6" style:family="paragraph" style:parent-style-name="Standard">
      <style:text-properties style:font-name="FreeMono" fo:font-size="10pt" officeooo:paragraph-rsid="006b90b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Mono" fo:font-size="10pt" officeooo:rsid="00658318" officeooo:paragraph-rsid="006b90b3" style:font-size-asian="10pt" style:font-size-complex="10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FreeMono" fo:font-size="10pt" officeooo:rsid="00658318" officeooo:paragraph-rsid="006b90b3" style:font-size-asian="10pt" style:font-size-complex="10pt"/>
    </style:style>
    <style:style style:name="P9" style:family="paragraph" style:parent-style-name="Standard">
      <style:paragraph-properties fo:margin-top="0cm" fo:margin-bottom="0.152cm" loext:contextual-spacing="false" fo:text-align="justify" style:justify-single-word="false"/>
      <style:text-properties style:font-name="FreeMono" fo:font-size="10pt" officeooo:paragraph-rsid="006b90b3" style:font-size-asian="10pt" style:font-size-complex="10pt"/>
    </style:style>
    <style:style style:name="P10" style:family="paragraph" style:parent-style-name="Standard">
      <style:paragraph-properties fo:margin-top="0cm" fo:margin-bottom="0.051cm" loext:contextual-spacing="false" fo:text-align="justify" style:justify-single-word="false"/>
      <style:text-properties style:font-name="FreeMono" officeooo:paragraph-rsid="006b90b3"/>
    </style:style>
    <style:style style:name="P11" style:family="paragraph" style:parent-style-name="Standard" style:list-style-name="L2">
      <style:paragraph-properties fo:margin-top="0cm" fo:margin-bottom="0.051cm" loext:contextual-spacing="false" fo:text-align="justify" style:justify-single-word="false"/>
      <style:text-properties style:font-name="FreeMono" officeooo:paragraph-rsid="006b90b3"/>
    </style:style>
    <style:style style:name="P12" style:family="paragraph" style:parent-style-name="Table_20_Contents">
      <style:paragraph-properties fo:text-align="start" style:justify-single-word="false"/>
      <style:text-properties fo:color="#7d9fd3" style:font-name="FreeMono" fo:font-size="10pt" fo:background-color="#ffff0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FreeMono" fo:font-size="10pt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font-name="FreeMono" fo:font-size="8pt" fo:language="pt" fo:country="BR" officeooo:rsid="007961fc" officeooo:paragraph-rsid="006b90b3" style:font-name-asian="Times New Roman" style:font-size-asian="7pt" style:language-asian="zh" style:country-asian="CN" style:font-name-complex="Times New Roman" style:font-size-complex="8pt" style:language-complex="ar" style:country-complex="SA"/>
    </style:style>
    <style:style style:name="P1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font-name="FreeMono" fo:font-size="8pt" fo:language="pt" fo:country="BR" officeooo:rsid="0077bc20" officeooo:paragraph-rsid="006b90b3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8pt" fo:language="pt" fo:country="BR" officeooo:rsid="0077bc20" officeooo:paragraph-rsid="006b90b3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8pt" fo:language="pt" fo:country="BR" officeooo:rsid="007961fc" officeooo:paragraph-rsid="006b90b3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font-name="FreeMono" fo:font-size="9pt" fo:language="pt" fo:country="BR" officeooo:rsid="005e5d66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9pt" fo:language="pt" fo:country="BR" officeooo:rsid="005e5d66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9pt" fo:language="pt" fo:country="BR" officeooo:rsid="005e83fc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9pt" fo:language="pt" fo:country="BR" officeooo:rsid="006b90b3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2" style:family="paragraph" style:parent-style-name="Table_20_Contents">
      <style:paragraph-properties fo:margin-top="0cm" fo:margin-bottom="0cm" loext:contextual-spacing="false" fo:text-align="justify" style:justify-single-word="false"/>
      <style:text-properties style:use-window-font-color="true" style:font-name="FreeMono" fo:font-size="9pt" fo:language="pt" fo:country="BR" officeooo:rsid="006cdab5" officeooo:paragraph-rsid="006cdab5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use-window-font-color="true" style:font-name="FreeMono" fo:font-size="9pt" fo:language="pt" fo:country="BR" fo:font-weight="bold" officeooo:rsid="007a2d49" officeooo:paragraph-rsid="006b90b3" style:font-name-asian="Times New Roman" style:font-size-asian="9pt" style:language-asian="zh" style:country-asian="CN" style:font-weight-asian="bold" style:font-name-complex="Times New Roman" style:font-size-complex="9pt" style:language-complex="ar" style:country-complex="SA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9pt" fo:language="pt" fo:country="BR" fo:font-weight="bold" officeooo:rsid="005e5d66" officeooo:paragraph-rsid="006b90b3" style:font-name-asian="Times New Roman" style:font-size-asian="9pt" style:language-asian="zh" style:country-asian="CN" style:font-weight-asian="bold" style:font-name-complex="Times New Roman" style:font-size-complex="9pt" style:language-complex="ar" style:country-complex="SA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use-window-font-color="true" style:font-name="FreeMono" fo:font-size="9pt" fo:language="pt" fo:country="BR" fo:font-weight="bold" officeooo:rsid="006b90b3" officeooo:paragraph-rsid="006b90b3" style:font-name-asian="Times New Roman" style:font-size-asian="9pt" style:language-asian="zh" style:country-asian="CN" style:font-weight-asian="bold" style:font-name-complex="Times New Roman" style:font-size-complex="9pt" style:language-complex="ar" style:country-complex="SA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justify" style:justify-single-word="false"/>
      <style:text-properties style:use-window-font-color="true" style:font-name="FreeMono" fo:font-size="10pt" fo:language="pt" fo:country="BR" officeooo:rsid="00658318" officeooo:paragraph-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7" style:family="paragraph" style:parent-style-name="Table_20_Contents">
      <style:paragraph-properties fo:margin-top="0cm" fo:margin-bottom="0cm" loext:contextual-spacing="false" fo:text-align="justify" style:justify-single-word="false"/>
      <style:text-properties style:use-window-font-color="true" style:font-name="FreeMono" fo:font-size="10pt" fo:language="pt" fo:country="BR" officeooo:rsid="007ad6ba" officeooo:paragraph-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8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fo:color="#404040" style:font-name="FreeMono" fo:font-size="9pt" fo:letter-spacing="normal" fo:language="pt" fo:country="BR" fo:font-style="normal" fo:font-weight="normal" officeooo:rsid="004a7875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8pt" officeooo:rsid="005e5d66" officeooo:paragraph-rsid="006b90b3" style:font-size-asian="8pt" style:font-size-complex="8pt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8pt" officeooo:rsid="005e5d66" officeooo:paragraph-rsid="006b90b3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8pt" officeooo:rsid="0077bc20" officeooo:paragraph-rsid="006b90b3" style:font-size-asian="8pt" style:font-size-complex="8pt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8pt" officeooo:rsid="0077bc20" officeooo:paragraph-rsid="006b90b3" style:font-size-asian="8pt" style:font-size-complex="8pt"/>
    </style:style>
    <style:style style:name="P3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8pt" officeooo:paragraph-rsid="006b90b3" style:font-size-asian="8pt" style:font-size-complex="8pt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8pt" officeooo:paragraph-rsid="006b90b3" style:font-size-asian="8pt" style:font-size-complex="8pt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officeooo:rsid="005e5d66" officeooo:paragraph-rsid="006b90b3" style:font-size-asian="9pt" style:font-size-complex="9pt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9pt" officeooo:rsid="005e5d66" officeooo:paragraph-rsid="006b90b3" style:font-size-asian="9pt" style:font-size-complex="9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officeooo:rsid="0077bc20" officeooo:paragraph-rsid="006b90b3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9pt" officeooo:rsid="0077bc20" officeooo:paragraph-rsid="006b90b3" style:font-size-asian="9pt" style:font-size-complex="9pt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9pt" officeooo:paragraph-rsid="006b90b3" style:font-size-asian="9pt" style:font-size-complex="9pt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officeooo:rsid="00478a40" officeooo:paragraph-rsid="006b90b3" style:font-size-asian="9pt" style:font-size-complex="9pt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fo:font-weight="bold" officeooo:rsid="005e5d66" officeooo:paragraph-rsid="006b90b3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9pt" fo:font-weight="bold" officeooo:rsid="005e5d66" officeooo:paragraph-rsid="006b90b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fo:font-weight="bold" officeooo:rsid="0077bc20" officeooo:paragraph-rsid="006b90b3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Mono" fo:font-size="9pt" fo:font-weight="bold" officeooo:rsid="0077bc20" officeooo:paragraph-rsid="006b90b3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FreeMono" fo:font-size="9pt" fo:font-weight="bold" officeooo:rsid="007a2d49" officeooo:paragraph-rsid="006b90b3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FreeMono" fo:font-size="10pt" officeooo:rsid="00658318" officeooo:paragraph-rsid="006b90b3" style:font-size-asian="10pt" style:font-size-complex="10pt"/>
    </style:style>
    <style:style style:name="P47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FreeMono" fo:font-size="10pt" officeooo:paragraph-rsid="006b90b3" style:font-size-asian="10pt" style:font-size-complex="10pt"/>
    </style:style>
    <style:style style:name="P48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FreeMono" fo:font-size="10pt" officeooo:rsid="006c18e6" officeooo:paragraph-rsid="006b90b3" style:font-size-asian="10pt" style:font-size-complex="10pt"/>
    </style:style>
    <style:style style:name="P49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FreeMono" officeooo:paragraph-rsid="006b90b3"/>
    </style:style>
    <style:style style:name="P50" style:family="paragraph" style:parent-style-name="Text_20_body">
      <style:text-properties fo:font-variant="normal" fo:text-transform="none" fo:color="#212529" style:font-name="FreeMono" fo:font-size="10pt" fo:letter-spacing="normal" fo:font-style="normal" fo:font-weight="normal" officeooo:rsid="0053e9e7" officeooo:paragraph-rsid="0053e9e7" style:font-size-asian="10pt" style:font-size-complex="10pt"/>
    </style:style>
    <style:style style:name="P51" style:family="paragraph" style:parent-style-name="Text_20_body">
      <style:text-properties fo:font-variant="normal" fo:text-transform="none" fo:color="#212529" style:font-name="FreeMono" fo:font-size="10pt" fo:letter-spacing="normal" fo:font-style="normal" fo:font-weight="normal" officeooo:rsid="005f1e17" officeooo:paragraph-rsid="006b90b3" style:font-size-asian="10pt" style:font-size-complex="10pt"/>
    </style:style>
    <style:style style:name="P52" style:family="paragraph" style:parent-style-name="Text_20_body">
      <style:text-properties fo:font-variant="normal" fo:text-transform="none" fo:color="#212529" style:font-name="FreeMono" fo:font-size="10pt" fo:letter-spacing="normal" fo:language="pt" fo:country="BR" fo:font-style="normal" style:text-underline-style="none" fo:font-weight="normal" officeooo:rsid="005f1e17" officeooo:paragraph-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53" style:family="paragraph" style:parent-style-name="Text_20_body">
      <style:text-properties fo:font-variant="normal" fo:text-transform="none" fo:color="#212529" style:font-name="FreeMono" fo:font-size="10pt" fo:letter-spacing="normal" fo:language="pt" fo:country="BR" fo:font-style="normal" style:text-underline-style="none" fo:font-weight="normal" officeooo:rsid="005e5d66" officeooo:paragraph-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54" style:family="paragraph" style:parent-style-name="Text_20_body">
      <style:text-properties style:font-name="FreeMono"/>
    </style:style>
    <style:style style:name="P55" style:family="paragraph" style:parent-style-name="Text_20_body">
      <style:text-properties style:font-name="FreeMono" officeooo:rsid="005fb17f" officeooo:paragraph-rsid="005fb17f"/>
    </style:style>
    <style:style style:name="P56" style:family="paragraph" style:parent-style-name="Text_20_body">
      <style:text-properties style:font-name="FreeMono" fo:font-weight="bold" officeooo:paragraph-rsid="003b4e95" style:font-weight-asian="bold" style:font-weight-complex="bold"/>
    </style:style>
    <style:style style:name="P57" style:family="paragraph" style:parent-style-name="Text_20_body">
      <style:text-properties style:font-name="FreeMono" fo:font-size="7pt" officeooo:rsid="0032c26c" officeooo:paragraph-rsid="003b4e95" style:font-size-asian="7pt" style:font-size-complex="7pt"/>
    </style:style>
    <style:style style:name="P58" style:family="paragraph" style:parent-style-name="Text_20_body">
      <style:text-properties style:font-name="FreeMono" fo:font-size="7pt" officeooo:rsid="006b90b3" officeooo:paragraph-rsid="006b90b3" style:font-size-asian="7pt" style:font-size-complex="7pt"/>
    </style:style>
    <style:style style:name="P59" style:family="paragraph" style:parent-style-name="Text_20_body">
      <style:text-properties style:font-name="FreeMono" fo:font-size="10pt" officeooo:rsid="005e5d66" officeooo:paragraph-rsid="006b90b3" style:font-size-asian="10pt" style:font-size-complex="10pt"/>
    </style:style>
    <style:style style:name="P60" style:family="paragraph" style:parent-style-name="Text_20_body">
      <style:text-properties style:font-name="FreeMono" fo:font-size="10pt" officeooo:paragraph-rsid="006b90b3" style:font-size-asian="10pt" style:font-size-complex="10pt"/>
    </style:style>
    <style:style style:name="P61" style:family="paragraph" style:parent-style-name="Text_20_body">
      <style:text-properties style:font-name="FreeMono" fo:font-size="10pt" officeooo:rsid="0051f651" officeooo:paragraph-rsid="0051f651" style:font-size-asian="10pt" style:font-size-complex="10pt"/>
    </style:style>
    <style:style style:name="P62" style:family="paragraph" style:parent-style-name="Text_20_body">
      <style:text-properties style:font-name="FreeMono" officeooo:paragraph-rsid="006b90b3"/>
    </style:style>
    <style:style style:name="P63" style:family="paragraph" style:parent-style-name="Text_20_body">
      <style:text-properties style:font-name="FreeMono" officeooo:paragraph-rsid="006cdab5"/>
    </style:style>
    <style:style style:name="P64" style:family="paragraph" style:parent-style-name="Text_20_body">
      <style:paragraph-properties fo:text-align="justify" style:justify-single-word="false"/>
      <style:text-properties officeooo:paragraph-rsid="006b90b3"/>
    </style:style>
    <style:style style:name="P6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404040" style:font-name="FreeMono" fo:font-size="9pt" fo:letter-spacing="normal" fo:language="pt" fo:country="BR" fo:font-style="normal" fo:font-weight="normal" officeooo:rsid="004a7875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404040" style:font-name="FreeMono" fo:font-size="9pt" fo:letter-spacing="normal" fo:language="pt" fo:country="BR" fo:font-style="normal" fo:font-weight="normal" officeooo:rsid="005f13a6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7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171923" style:font-name="FreeMono" fo:font-size="9pt" fo:letter-spacing="normal" fo:language="pt" fo:country="BR" fo:font-style="normal" fo:font-weight="normal" officeooo:rsid="005f13a6" officeooo:paragraph-rsid="006b90b3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8" style:family="paragraph" style:parent-style-name="Text_20_body" style:master-page-name="Standard">
      <style:paragraph-properties style:page-number="auto"/>
      <style:text-properties style:font-name="FreeMono"/>
    </style:style>
    <style:style style:name="T1" style:family="text">
      <style:text-properties style:use-window-font-color="true" fo:font-size="12pt" fo:language="pt" fo:country="BR" officeooo:rsid="004e44cb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2pt" fo:language="pt" fo:country="BR" officeooo:rsid="005fb17f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12pt" fo:language="pt" fo:country="BR" officeooo:rsid="006a5afa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2pt" fo:language="pt" fo:country="BR" officeooo:rsid="006e588d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use-window-font-color="true" fo:language="pt" fo:country="BR" style:font-name-asian="Times New Roman" style:language-asian="zh" style:country-asian="CN" style:font-name-complex="Times New Roman" style:language-complex="ar" style:country-complex="SA"/>
    </style:style>
    <style:style style:name="T6" style:family="text">
      <style:text-properties style:use-window-font-color="true" fo:language="pt" fo:country="BR" officeooo:rsid="004e44cb" style:font-name-asian="Times New Roman" style:language-asian="zh" style:country-asian="CN" style:font-name-complex="Times New Roman" style:language-complex="ar" style:country-complex="SA"/>
    </style:style>
    <style:style style:name="T7" style:family="text">
      <style:text-properties style:use-window-font-color="true" fo:language="pt" fo:country="BR" officeooo:rsid="0051f651" style:font-name-asian="Times New Roman" style:language-asian="zh" style:country-asian="CN" style:font-name-complex="Times New Roman" style:language-complex="ar" style:country-complex="SA"/>
    </style:style>
    <style:style style:name="T8" style:family="text">
      <style:text-properties style:use-window-font-color="true" fo:language="pt" fo:country="BR" officeooo:rsid="005e83fc" style:font-name-asian="Times New Roman" style:language-asian="zh" style:country-asian="CN" style:font-name-complex="Times New Roman" style:language-complex="ar" style:country-complex="SA"/>
    </style:style>
    <style:style style:name="T9" style:family="text">
      <style:text-properties style:use-window-font-color="true" fo:language="pt" fo:country="BR" officeooo:rsid="005e5d66" style:font-name-asian="Times New Roman" style:language-asian="zh" style:country-asian="CN" style:font-name-complex="Times New Roman" style:language-complex="ar" style:country-complex="SA"/>
    </style:style>
    <style:style style:name="T10" style:family="text">
      <style:text-properties style:use-window-font-color="true" fo:language="pt" fo:country="BR" officeooo:rsid="0081c4b0" style:font-name-asian="Times New Roman" style:language-asian="zh" style:country-asian="CN" style:font-name-complex="Times New Roman" style:language-complex="ar" style:country-complex="SA"/>
    </style:style>
    <style:style style:name="T11" style:family="text">
      <style:text-properties style:use-window-font-color="true" fo:language="pt" fo:country="BR" officeooo:rsid="00658318" style:font-name-asian="Times New Roman" style:language-asian="zh" style:country-asian="CN" style:font-name-complex="Times New Roman" style:language-complex="ar" style:country-complex="SA"/>
    </style:style>
    <style:style style:name="T12" style:family="text">
      <style:text-properties style:use-window-font-color="true" fo:language="pt" fo:country="BR" officeooo:rsid="007ad6ba" style:font-name-asian="Times New Roman" style:language-asian="zh" style:country-asian="CN" style:font-name-complex="Times New Roman" style:language-complex="ar" style:country-complex="SA"/>
    </style:style>
    <style:style style:name="T13" style:family="text">
      <style:text-properties style:use-window-font-color="true" fo:language="pt" fo:country="BR" officeooo:rsid="007a2d49" style:font-name-asian="Times New Roman" style:language-asian="zh" style:country-asian="CN" style:font-name-complex="Times New Roman" style:language-complex="ar" style:country-complex="SA"/>
    </style:style>
    <style:style style:name="T14" style:family="text">
      <style:text-properties style:use-window-font-color="true" fo:language="pt" fo:country="BR" officeooo:rsid="0077bc20" style:font-name-asian="Times New Roman" style:language-asian="zh" style:country-asian="CN" style:font-name-complex="Times New Roman" style:language-complex="ar" style:country-complex="SA"/>
    </style:style>
    <style:style style:name="T15" style:family="text">
      <style:text-properties style:use-window-font-color="true" fo:language="pt" fo:country="BR" officeooo:rsid="006da47b" style:font-name-asian="Times New Roman" style:language-asian="zh" style:country-asian="CN" style:font-name-complex="Times New Roman" style:language-complex="ar" style:country-complex="SA"/>
    </style:style>
    <style:style style:name="T16" style:family="text">
      <style:text-properties style:use-window-font-color="true" fo:language="pt" fo:country="BR" officeooo:rsid="007961fc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style:use-window-font-color="true" fo:language="pt" fo:country="BR" officeooo:rsid="006b90b3" style:font-name-asian="Times New Roman" style:language-asian="zh" style:country-asian="CN" style:font-name-complex="Times New Roman" style:language-complex="ar" style:country-complex="SA"/>
    </style:style>
    <style:style style:name="T18" style:family="text">
      <style:text-properties style:use-window-font-color="true" fo:language="pt" fo:country="BR" officeooo:rsid="006285a7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style:font-name="FreeMono" fo:font-size="10pt" style:font-size-asian="10pt" style:font-size-complex="10pt"/>
    </style:style>
    <style:style style:name="T20" style:family="text">
      <style:text-properties style:use-window-font-color="true" style:font-name="FreeMono" fo:font-size="10pt" fo:language="pt" fo:country="BR" officeooo:rsid="007a2d49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FreeMono" fo:font-size="10pt" fo:language="pt" fo:country="BR" officeooo:rsid="007ad6b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FreeMono" fo:font-size="10pt" fo:language="pt" fo:country="BR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FreeMono" fo:language="pt" fo:country="BR" officeooo:rsid="0077bc20" style:font-name-asian="Times New Roma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style:font-name="FreeMono" fo:language="pt" fo:country="BR" officeooo:rsid="006da47b" style:font-name-asian="Times New Roman" style:language-asian="zh" style:country-asian="CN" style:font-name-complex="Times New Roman" style:language-complex="ar" style:country-complex="SA"/>
    </style:style>
    <style:style style:name="T25" style:family="text">
      <style:text-properties style:use-window-font-color="true" style:font-name="FreeMono" fo:language="pt" fo:country="BR" officeooo:rsid="0081c4b0" style:font-name-asian="Times New Roma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style:font-name="FreeMono" fo:language="pt" fo:country="BR" officeooo:rsid="007961fc" style:font-name-asian="Times New Roma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style:font-name="FreeMono" fo:language="pt" fo:country="BR" officeooo:rsid="006285a7" style:font-name-asian="Times New Roma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style:font-name="FreeMono" fo:language="pt" fo:country="BR" officeooo:rsid="006b90b3" style:font-name-asian="Times New Roman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fo:font-size="10pt" fo:language="pt" fo:country="BR" officeooo:rsid="007a2d49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0" style:family="text">
      <style:text-properties style:use-window-font-color="true" fo:font-size="10pt" fo:language="pt" fo:country="BR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1" style:family="text">
      <style:text-properties style:use-window-font-color="true" fo:font-size="10pt" fo:language="pt" fo:country="BR" officeooo:rsid="007ad6b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2" style:family="text">
      <style:text-properties style:use-window-font-color="true" fo:font-size="10pt" style:font-size-asian="10pt" style:font-size-complex="10pt"/>
    </style:style>
    <style:style style:name="T33" style:family="text">
      <style:text-properties style:use-window-font-color="true" style:font-name="FreeMono" fo:font-size="10pt" style:font-size-asian="10pt" style:font-size-complex="10pt"/>
    </style:style>
    <style:style style:name="T34" style:family="text">
      <style:text-properties fo:font-variant="normal" fo:text-transform="none" fo:color="#212529" fo:letter-spacing="normal" fo:font-style="normal" fo:font-weight="normal"/>
    </style:style>
    <style:style style:name="T35" style:family="text">
      <style:text-properties fo:font-variant="normal" fo:text-transform="none" fo:color="#212529" fo:letter-spacing="normal" fo:font-style="normal" fo:font-weight="normal" officeooo:rsid="003e8f92" style:font-size-asian="10pt" style:font-size-complex="10pt"/>
    </style:style>
    <style:style style:name="T36" style:family="text">
      <style:text-properties fo:font-variant="normal" fo:text-transform="none" fo:color="#212529" fo:letter-spacing="normal" fo:font-style="normal" fo:font-weight="normal" officeooo:rsid="006a5afa" style:font-size-asian="10pt" style:font-size-complex="10pt"/>
    </style:style>
    <style:style style:name="T37" style:family="text">
      <style:text-properties fo:font-variant="normal" fo:text-transform="none" fo:color="#212529" fo:letter-spacing="normal" fo:language="pt" fo:country="BR" fo:font-style="normal" fo:font-weight="normal" officeooo:rsid="004ff18b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8" style:family="text">
      <style:text-properties fo:font-variant="normal" fo:text-transform="none" fo:color="#212529" fo:letter-spacing="normal" fo:language="pt" fo:country="BR" fo:font-style="normal" style:text-underline-style="none" fo:font-weight="normal" style:font-name-asian="Times New Roman" style:language-asian="zh" style:country-asian="CN" style:font-name-complex="Times New Roman" style:language-complex="ar" style:country-complex="SA"/>
    </style:style>
    <style:style style:name="T39" style:family="text">
      <style:text-properties fo:font-variant="normal" fo:text-transform="none" fo:color="#212529" fo:letter-spacing="normal" fo:language="pt" fo:country="BR" fo:font-style="normal" style:text-underline-style="none" fo:font-weight="normal" officeooo:rsid="005f1e17" style:font-name-asian="Times New Roman" style:language-asian="zh" style:country-asian="CN" style:font-name-complex="Times New Roman" style:language-complex="ar" style:country-complex="SA"/>
    </style:style>
    <style:style style:name="T40" style:family="text">
      <style:text-properties fo:font-variant="normal" fo:text-transform="none" fo:color="#212529" fo:letter-spacing="normal" fo:language="pt" fo:country="BR" fo:font-style="normal" style:text-underline-style="none" fo:font-weight="normal" officeooo:rsid="007d6de3" style:font-name-asian="Times New Roman" style:language-asian="zh" style:country-asian="CN" style:font-name-complex="Times New Roman" style:language-complex="ar" style:country-complex="SA"/>
    </style:style>
    <style:style style:name="T41" style:family="text">
      <style:text-properties fo:font-variant="normal" fo:text-transform="none" fo:color="#212529" fo:letter-spacing="normal" fo:language="pt" fo:country="BR" fo:font-style="normal" style:text-underline-style="none" fo:font-weight="normal" officeooo:rsid="006285a7" style:font-name-asian="Times New Roman" style:language-asian="zh" style:country-asian="CN" style:font-name-complex="Times New Roman" style:language-complex="ar" style:country-complex="SA"/>
    </style:style>
    <style:style style:name="T42" style:family="text">
      <style:text-properties fo:font-variant="normal" fo:text-transform="none" fo:color="#212529" fo:letter-spacing="normal" fo:language="pt" fo:country="BR" fo:font-style="normal" style:text-underline-style="none" fo:font-weight="normal" officeooo:rsid="005e5d66" style:font-name-asian="Times New Roman" style:language-asian="zh" style:country-asian="CN" style:font-name-complex="Times New Roman" style:language-complex="ar" style:country-complex="SA"/>
    </style:style>
    <style:style style:name="T43" style:family="text">
      <style:text-properties fo:font-variant="normal" fo:text-transform="none" fo:color="#212529" style:text-position="0% 100%" style:font-name="FreeMono" fo:font-size="10pt" fo:letter-spacing="normal" fo:font-style="normal" fo:font-weight="normal" officeooo:rsid="006a5afa" style:font-size-asian="10pt" style:font-size-complex="10pt"/>
    </style:style>
    <style:style style:name="T44" style:family="text">
      <style:text-properties fo:font-variant="normal" fo:text-transform="none" fo:color="#212529" style:text-position="0% 100%" style:font-name="FreeMono" fo:font-size="10pt" fo:letter-spacing="normal" fo:language="pt" fo:country="BR" fo:font-style="normal" fo:font-weight="normal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5" style:family="text">
      <style:text-properties fo:font-variant="normal" fo:text-transform="none" fo:color="#212529" style:text-position="0% 100%" fo:font-size="10pt" fo:letter-spacing="normal" fo:font-style="normal" fo:font-weight="normal" officeooo:rsid="006a5afa" style:font-size-asian="10pt" style:font-size-complex="10pt"/>
    </style:style>
    <style:style style:name="T46" style:family="text">
      <style:text-properties fo:font-variant="normal" fo:text-transform="none" fo:color="#212529" style:text-position="0% 100%" fo:font-size="10pt" fo:letter-spacing="normal" fo:language="pt" fo:country="BR" fo:font-style="normal" fo:font-weight="normal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7" style:family="text">
      <style:text-properties fo:font-variant="normal" fo:text-transform="none" fo:color="#212529" style:font-name="FreeMono" fo:font-size="10pt" fo:letter-spacing="normal" fo:font-style="normal" fo:font-weight="normal" style:font-size-asian="10pt" style:font-size-complex="10pt"/>
    </style:style>
    <style:style style:name="T48" style:family="text">
      <style:text-properties fo:font-variant="normal" fo:text-transform="none" fo:color="#212529" style:font-name="FreeMono" fo:font-size="10pt" fo:letter-spacing="normal" fo:font-style="normal" fo:font-weight="normal" officeooo:rsid="005c8c90" style:font-size-asian="10pt" style:font-size-complex="10pt"/>
    </style:style>
    <style:style style:name="T49" style:family="text">
      <style:text-properties fo:font-variant="normal" fo:text-transform="none" fo:color="#212529" style:font-name="FreeMono" fo:font-size="10pt" fo:letter-spacing="normal" fo:font-style="normal" fo:font-weight="normal" officeooo:rsid="003e8f92" style:font-size-asian="10pt" style:font-size-complex="10pt"/>
    </style:style>
    <style:style style:name="T50" style:family="text">
      <style:text-properties fo:font-variant="normal" fo:text-transform="none" fo:color="#212529" style:font-name="FreeMono" fo:font-size="10pt" fo:letter-spacing="normal" fo:font-style="normal" fo:font-weight="normal" officeooo:rsid="006a5afa" style:font-size-asian="10pt" style:font-size-complex="10pt"/>
    </style:style>
    <style:style style:name="T51" style:family="text">
      <style:text-properties fo:font-variant="normal" fo:text-transform="none" fo:color="#212529" style:font-name="FreeMono" fo:font-size="10pt" fo:letter-spacing="normal" fo:font-style="normal" fo:font-weight="normal" officeooo:rsid="005e83fc" style:font-size-asian="10pt" style:font-size-complex="10pt"/>
    </style:style>
    <style:style style:name="T52" style:family="text">
      <style:text-properties fo:font-variant="normal" fo:text-transform="none" fo:color="#212529" style:font-name="FreeMono" fo:font-size="10pt" fo:letter-spacing="normal" fo:font-style="normal" fo:font-weight="normal" officeooo:rsid="005f13a6" style:font-size-asian="10pt" style:font-size-complex="10pt"/>
    </style:style>
    <style:style style:name="T53" style:family="text">
      <style:text-properties fo:font-variant="normal" fo:text-transform="none" fo:color="#212529" style:font-name="FreeMono" fo:font-size="10pt" fo:letter-spacing="normal" fo:font-style="normal" style:text-underline-style="none" fo:font-weight="normal" style:font-size-asian="10pt" style:font-size-complex="10pt"/>
    </style:style>
    <style:style style:name="T54" style:family="text">
      <style:text-properties fo:font-variant="normal" fo:text-transform="none" fo:color="#212529" style:font-name="FreeMono" fo:font-size="10pt" fo:letter-spacing="normal" fo:language="pt" fo:country="BR" fo:font-style="normal" fo:font-weight="normal" officeooo:rsid="006a5af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5" style:family="text">
      <style:text-properties fo:font-variant="normal" fo:text-transform="none" fo:color="#212529" style:font-name="FreeMono" fo:font-size="10pt" fo:letter-spacing="normal" fo:language="pt" fo:country="BR" fo:font-style="normal" fo:font-weight="normal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6" style:family="text">
      <style:text-properties fo:font-variant="normal" fo:text-transform="none" fo:color="#212529" style:font-name="FreeMono" fo:letter-spacing="normal" fo:language="pt" fo:country="BR" fo:font-style="normal" style:text-underline-style="none" fo:font-weight="normal" officeooo:rsid="005e5d66" style:font-name-asian="Times New Roman" style:language-asian="zh" style:country-asian="CN" style:font-name-complex="Times New Roman" style:language-complex="ar" style:country-complex="SA"/>
    </style:style>
    <style:style style:name="T57" style:family="text">
      <style:text-properties fo:font-variant="normal" fo:text-transform="none" fo:color="#212529" style:font-name="FreeMono" fo:letter-spacing="normal" fo:language="pt" fo:country="BR" fo:font-style="normal" style:text-underline-style="none" fo:font-weight="normal" officeooo:rsid="005f1e17" style:font-name-asian="Times New Roman" style:language-asian="zh" style:country-asian="CN" style:font-name-complex="Times New Roman" style:language-complex="ar" style:country-complex="SA"/>
    </style:style>
    <style:style style:name="T58" style:family="text">
      <style:text-properties fo:font-variant="normal" fo:text-transform="none" fo:color="#212529" style:font-name="FreeMono" fo:letter-spacing="normal" fo:language="pt" fo:country="BR" fo:font-style="normal" style:text-underline-style="none" fo:font-weight="normal" officeooo:rsid="006285a7" style:font-name-asian="Times New Roman" style:language-asian="zh" style:country-asian="CN" style:font-name-complex="Times New Roman" style:language-complex="ar" style:country-complex="SA"/>
    </style:style>
    <style:style style:name="T59" style:family="text">
      <style:text-properties fo:font-variant="normal" fo:text-transform="none" fo:color="#212529" style:font-name="arial" fo:font-size="10.5pt" fo:letter-spacing="normal" fo:font-style="normal" fo:font-weight="normal" officeooo:rsid="006a5afa"/>
    </style:style>
    <style:style style:name="T60" style:family="text">
      <style:text-properties fo:font-variant="normal" fo:text-transform="none" fo:color="#212529" style:font-name="arial" fo:font-size="10.5pt" fo:letter-spacing="normal" fo:font-style="normal" fo:font-weight="normal" officeooo:rsid="006a5afa" style:font-size-asian="10pt" style:font-size-complex="10pt"/>
    </style:style>
    <style:style style:name="T61" style:family="text">
      <style:text-properties fo:font-variant="normal" fo:text-transform="none" fo:color="#212529" fo:font-size="10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fo:color="#212529" fo:font-size="10pt" fo:letter-spacing="normal" fo:font-style="normal" fo:font-weight="normal" officeooo:rsid="003e8f92" style:font-size-asian="10pt" style:font-size-complex="10pt"/>
    </style:style>
    <style:style style:name="T63" style:family="text">
      <style:text-properties fo:font-variant="normal" fo:text-transform="none" fo:color="#212529" fo:font-size="10pt" fo:letter-spacing="normal" fo:font-style="normal" fo:font-weight="normal" officeooo:rsid="006a5afa" style:font-size-asian="10pt" style:font-size-complex="10pt"/>
    </style:style>
    <style:style style:name="T64" style:family="text">
      <style:text-properties fo:font-variant="normal" fo:text-transform="none" fo:color="#212529" fo:font-size="10pt" fo:letter-spacing="normal" fo:font-style="normal" fo:font-weight="normal" officeooo:rsid="005c8c90" style:font-size-asian="10pt" style:font-size-complex="10pt"/>
    </style:style>
    <style:style style:name="T65" style:family="text">
      <style:text-properties fo:font-variant="normal" fo:text-transform="none" fo:color="#212529" fo:font-size="10pt" fo:letter-spacing="normal" fo:font-style="normal" fo:font-weight="normal" officeooo:rsid="005e83fc" style:font-size-asian="10pt" style:font-size-complex="10pt"/>
    </style:style>
    <style:style style:name="T66" style:family="text">
      <style:text-properties fo:font-variant="normal" fo:text-transform="none" fo:color="#212529" fo:font-size="10pt" fo:letter-spacing="normal" fo:font-style="normal" fo:font-weight="normal" officeooo:rsid="005f13a6" style:font-size-asian="10pt" style:font-size-complex="10pt"/>
    </style:style>
    <style:style style:name="T67" style:family="text">
      <style:text-properties fo:font-variant="normal" fo:text-transform="none" fo:color="#212529" fo:font-size="10pt" fo:letter-spacing="normal" fo:font-style="normal" fo:font-weight="normal" officeooo:rsid="006cdab5" style:font-size-asian="10pt" style:font-size-complex="10pt"/>
    </style:style>
    <style:style style:name="T68" style:family="text">
      <style:text-properties fo:font-variant="normal" fo:text-transform="none" fo:color="#212529" fo:font-size="10pt" fo:letter-spacing="normal" fo:font-style="normal" fo:font-weight="normal" officeooo:rsid="006a5afa" style:font-size-asian="10pt" style:font-style-asian="normal" style:font-size-complex="10pt" style:font-style-complex="normal"/>
    </style:style>
    <style:style style:name="T69" style:family="text">
      <style:text-properties fo:font-variant="normal" fo:text-transform="none" fo:color="#212529" fo:font-size="10pt" fo:letter-spacing="normal" fo:font-style="normal" fo:font-weight="normal" officeooo:rsid="003e8f92" style:font-size-asian="10pt" style:font-style-asian="normal" style:font-size-complex="10pt" style:font-style-complex="normal"/>
    </style:style>
    <style:style style:name="T70" style:family="text">
      <style:text-properties fo:font-variant="normal" fo:text-transform="none" fo:color="#212529" fo:font-size="10pt" fo:letter-spacing="normal" fo:font-style="normal" fo:font-weight="normal" officeooo:rsid="006cdab5" style:font-size-asian="10pt" style:font-style-asian="normal" style:font-size-complex="10pt" style:font-style-complex="normal"/>
    </style:style>
    <style:style style:name="T71" style:family="text">
      <style:text-properties fo:font-variant="normal" fo:text-transform="none" fo:color="#212529" fo:font-size="10pt" fo:letter-spacing="normal" fo:font-style="normal" style:text-underline-style="none" fo:font-weight="normal" style:font-size-asian="10pt" style:font-size-complex="10pt"/>
    </style:style>
    <style:style style:name="T72" style:family="text">
      <style:text-properties fo:font-variant="normal" fo:text-transform="none" fo:color="#212529" fo:font-size="10pt" fo:letter-spacing="normal" fo:language="pt" fo:country="BR" fo:font-style="normal" fo:font-weight="normal" officeooo:rsid="006b90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3" style:family="text">
      <style:text-properties fo:font-variant="normal" fo:text-transform="none" fo:color="#212529" fo:font-size="10pt" fo:letter-spacing="normal" fo:language="pt" fo:country="BR" fo:font-style="normal" fo:font-weight="normal" officeooo:rsid="006a5af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74" style:family="text">
      <style:text-properties fo:font-variant="normal" fo:text-transform="none" fo:color="#212529" fo:font-size="10pt" fo:letter-spacing="normal" fo:font-style="italic" fo:font-weight="normal" officeooo:rsid="006a5afa" style:font-size-asian="10pt" style:font-style-asian="italic" style:font-size-complex="10pt" style:font-style-complex="italic"/>
    </style:style>
    <style:style style:name="T75" style:family="text">
      <style:text-properties fo:font-variant="normal" fo:text-transform="none" fo:color="#212529" fo:font-size="10pt" fo:letter-spacing="normal" fo:font-style="italic" fo:font-weight="normal" officeooo:rsid="003e8f92" style:font-size-asian="10pt" style:font-style-asian="italic" style:font-size-complex="10pt" style:font-style-complex="italic"/>
    </style:style>
    <style:style style:name="T76" style:family="text">
      <style:text-properties fo:font-variant="normal" fo:text-transform="none" fo:color="#212529" fo:font-size="10pt" fo:letter-spacing="normal" fo:font-style="italic" fo:font-weight="normal" officeooo:rsid="006cdab5" style:font-size-asian="10pt" style:font-style-asian="italic" style:font-size-complex="10pt" style:font-style-complex="italic"/>
    </style:style>
    <style:style style:name="T77" style:family="text">
      <style:text-properties fo:font-variant="normal" fo:text-transform="none" fo:color="#212529" fo:font-size="10.5pt" fo:letter-spacing="normal" fo:font-style="normal" fo:font-weight="normal" officeooo:rsid="006a5afa"/>
    </style:style>
    <style:style style:name="T78" style:family="text">
      <style:text-properties fo:font-variant="normal" fo:text-transform="none" fo:color="#212529" fo:font-size="10.5pt" fo:letter-spacing="normal" fo:font-style="normal" fo:font-weight="normal" officeooo:rsid="006a5afa" style:font-size-asian="10pt" style:font-size-complex="10pt"/>
    </style:style>
    <style:style style:name="T79" style:family="text">
      <style:text-properties fo:font-variant="normal" fo:text-transform="none" fo:color="#212529" fo:font-size="10.5pt" fo:letter-spacing="normal" fo:font-style="normal" fo:font-weight="normal" officeooo:rsid="006a5afa" style:font-size-asian="10pt" style:font-style-asian="normal" style:font-size-complex="10pt" style:font-style-complex="normal"/>
    </style:style>
    <style:style style:name="T80" style:family="text">
      <style:text-properties fo:font-variant="normal" fo:text-transform="none" fo:color="#212529" fo:font-size="10.5pt" fo:letter-spacing="normal" fo:font-style="normal" fo:font-weight="normal" officeooo:rsid="006a5afa" style:font-style-asian="normal" style:font-style-complex="normal"/>
    </style:style>
    <style:style style:name="T81" style:family="text">
      <style:text-properties fo:font-variant="normal" fo:text-transform="none" fo:color="#212529" fo:font-size="10.5pt" fo:letter-spacing="normal" fo:font-style="italic" fo:font-weight="normal" officeooo:rsid="006a5afa" style:font-style-asian="italic" style:font-style-complex="italic"/>
    </style:style>
    <style:style style:name="T82" style:family="text">
      <style:text-properties fo:font-variant="normal" fo:text-transform="none" fo:color="#212529" fo:font-size="10.5pt" fo:letter-spacing="normal" fo:font-style="italic" fo:font-weight="normal" officeooo:rsid="006a5afa" style:font-size-asian="10pt" style:font-style-asian="italic" style:font-size-complex="10pt" style:font-style-complex="italic"/>
    </style:style>
    <style:style style:name="T83" style:family="text">
      <style:text-properties fo:font-variant="normal" fo:text-transform="none" fo:color="#212529" style:font-name="FreeMono" fo:font-size="10pt" fo:letter-spacing="normal" fo:font-style="normal" fo:font-weight="normal" style:font-size-asian="10pt" style:font-size-complex="10pt"/>
    </style:style>
    <style:style style:name="T84" style:family="text">
      <style:text-properties fo:font-variant="normal" fo:text-transform="none" fo:color="#212529" style:font-name="FreeMono" fo:font-size="10pt" fo:letter-spacing="normal" fo:font-style="normal" style:text-underline-style="none" fo:font-weight="normal" style:font-size-asian="10pt" style:font-size-complex="10pt"/>
    </style:style>
    <style:style style:name="T85" style:family="text">
      <style:text-properties fo:font-variant="normal" fo:text-transform="none" fo:color="#212529" style:font-name="FreeMono" fo:font-size="10pt" fo:letter-spacing="normal" fo:language="pt" fo:country="BR" fo:font-style="normal" style:text-underline-style="none" fo:font-weight="normal" officeooo:rsid="0051f65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6" style:family="text">
      <style:text-properties fo:font-variant="normal" fo:text-transform="none" fo:color="#159452" style:text-line-through-style="none" style:text-line-through-type="none" style:font-name="FreeMono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87" style:family="text">
      <style:text-properties fo:font-variant="normal" fo:text-transform="none" fo:color="#159452" style:text-line-through-style="none" style:text-line-through-type="none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88" style:family="text">
      <style:text-properties fo:font-variant="normal" fo:text-transform="none" fo:color="#159452" style:text-line-through-style="none" style:text-line-through-type="none" style:font-name="FreeMono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89" style:family="text">
      <style:text-properties fo:font-variant="normal" fo:text-transform="none" style:use-window-font-color="true" style:text-line-through-style="none" style:text-line-through-type="none" style:font-name="FreeMono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0" style:family="text">
      <style:text-properties fo:font-variant="normal" fo:text-transform="none" style:use-window-font-color="true" style:text-line-through-style="none" style:text-line-through-type="none" style:font-name="FreeMono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91" style:family="text">
      <style:text-properties fo:font-variant="normal" fo:text-transform="none" style:use-window-font-color="true" style:text-line-through-style="none" style:text-line-through-type="none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2" style:family="text">
      <style:text-properties fo:font-variant="normal" fo:text-transform="none" style:use-window-font-color="true" style:text-line-through-style="none" style:text-line-through-type="none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93" style:family="text">
      <style:text-properties fo:font-variant="normal" fo:text-transform="none" style:use-window-font-color="true" style:text-line-through-style="none" style:text-line-through-type="none" style:font-name="FreeMono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4" style:family="text">
      <style:text-properties fo:font-variant="normal" fo:text-transform="none" style:use-window-font-color="true" style:text-line-through-style="none" style:text-line-through-type="none" style:font-name="FreeMono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95" style:family="text">
      <style:text-properties fo:font-variant="normal" fo:text-transform="none" style:use-window-font-color="true" style:font-name="FreeMono" fo:font-size="10pt" fo:letter-spacing="normal" fo:font-style="normal" fo:font-weight="normal" style:font-size-asian="10pt" style:font-size-complex="10pt"/>
    </style:style>
    <style:style style:name="T96" style:family="text">
      <style:text-properties fo:font-variant="normal" fo:text-transform="none" style:use-window-font-color="true" style:font-name="FreeMono" fo:font-size="10pt" fo:letter-spacing="normal" fo:font-style="normal" fo:font-weight="normal" officeooo:rsid="005b162a" style:font-size-asian="10pt" style:font-size-complex="10pt"/>
    </style:style>
    <style:style style:name="T97" style:family="text">
      <style:text-properties fo:font-variant="normal" fo:text-transform="none" style:use-window-font-color="true" style:font-name="FreeMono" fo:font-size="10pt" fo:letter-spacing="normal" fo:font-style="normal" fo:font-weight="normal" officeooo:rsid="0053e9e7" style:font-size-asian="10pt" style:font-size-complex="10pt"/>
    </style:style>
    <style:style style:name="T98" style:family="text">
      <style:text-properties fo:font-variant="normal" fo:text-transform="none" style:use-window-font-color="true" style:font-name="FreeMono" fo:font-size="10pt" fo:letter-spacing="normal" fo:font-style="normal" style:text-underline-style="none" fo:font-weight="normal" style:font-size-asian="10pt" style:font-size-complex="10pt"/>
    </style:style>
    <style:style style:name="T99" style:family="text">
      <style:text-properties fo:font-variant="normal" fo:text-transform="none" style:use-window-font-color="true" style:font-name="FreeMono" fo:font-size="10pt" fo:letter-spacing="normal" style:font-size-asian="10pt" style:font-size-complex="10pt"/>
    </style:style>
    <style:style style:name="T100" style:family="text">
      <style:text-properties fo:font-variant="normal" fo:text-transform="none" style:use-window-font-color="true" style:font-name="FreeMono" fo:font-size="10pt" fo:letter-spacing="normal" fo:language="pt" fo:country="BR" fo:font-style="normal" fo:font-weight="normal" officeooo:rsid="005b162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1" style:family="text">
      <style:text-properties fo:font-variant="normal" fo:text-transform="none" style:use-window-font-color="true" style:font-name="FreeMono" fo:font-size="10pt" fo:letter-spacing="normal" fo:language="pt" fo:country="BR" fo:font-style="normal" fo:font-weight="normal" officeooo:rsid="0053e9e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2" style:family="text">
      <style:text-properties fo:font-variant="normal" fo:text-transform="none" style:use-window-font-color="true" fo:font-size="10pt" fo:letter-spacing="normal" fo:font-style="normal" fo:font-weight="normal" style:font-size-asian="10pt" style:font-size-complex="10pt"/>
    </style:style>
    <style:style style:name="T103" style:family="text">
      <style:text-properties fo:font-variant="normal" fo:text-transform="none" style:use-window-font-color="true" fo:font-size="10pt" fo:letter-spacing="normal" fo:font-style="normal" fo:font-weight="normal" officeooo:rsid="005b162a" style:font-size-asian="10pt" style:font-size-complex="10pt"/>
    </style:style>
    <style:style style:name="T104" style:family="text">
      <style:text-properties fo:font-variant="normal" fo:text-transform="none" style:use-window-font-color="true" fo:font-size="10pt" fo:letter-spacing="normal" fo:font-style="normal" fo:font-weight="normal" officeooo:rsid="0053e9e7" style:font-size-asian="10pt" style:font-size-complex="10pt"/>
    </style:style>
    <style:style style:name="T105" style:family="text">
      <style:text-properties fo:font-variant="normal" fo:text-transform="none" style:use-window-font-color="true" fo:font-size="10pt" fo:letter-spacing="normal" fo:font-style="normal" style:text-underline-style="none" fo:font-weight="normal" style:font-size-asian="10pt" style:font-size-complex="10pt"/>
    </style:style>
    <style:style style:name="T106" style:family="text">
      <style:text-properties fo:font-variant="normal" fo:text-transform="none" style:use-window-font-color="true" fo:font-size="10pt" fo:letter-spacing="normal" style:font-size-asian="10pt" style:font-size-complex="10pt"/>
    </style:style>
    <style:style style:name="T107" style:family="text">
      <style:text-properties fo:font-variant="normal" fo:text-transform="none" style:use-window-font-color="true" fo:font-size="10pt" fo:letter-spacing="normal" fo:language="pt" fo:country="BR" fo:font-style="normal" fo:font-weight="normal" officeooo:rsid="005b162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8" style:family="text">
      <style:text-properties fo:font-variant="normal" fo:text-transform="none" style:use-window-font-color="true" fo:font-size="10pt" fo:letter-spacing="normal" fo:language="pt" fo:country="BR" fo:font-style="normal" fo:font-weight="normal" officeooo:rsid="0053e9e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9" style:family="text">
      <style:text-properties fo:font-variant="normal" fo:text-transform="none" style:use-window-font-color="true" style:font-name="FreeMono" fo:font-size="10pt" fo:letter-spacing="normal" fo:font-style="normal" fo:font-weight="normal" style:font-size-asian="10pt" style:font-size-complex="10pt"/>
    </style:style>
    <style:style style:name="T110" style:family="text">
      <style:text-properties fo:font-variant="normal" fo:text-transform="none" style:use-window-font-color="true" style:font-name="FreeMono" fo:font-size="10pt" fo:letter-spacing="normal" fo:font-style="normal" fo:font-weight="normal" officeooo:rsid="005b162a" style:font-size-asian="10pt" style:font-size-complex="10pt"/>
    </style:style>
    <style:style style:name="T111" style:family="text">
      <style:text-properties fo:font-variant="normal" fo:text-transform="none" style:use-window-font-color="true" style:font-name="FreeMono" fo:font-size="10pt" fo:letter-spacing="normal" fo:font-style="normal" fo:font-weight="normal" officeooo:rsid="0053e9e7" style:font-size-asian="10pt" style:font-size-complex="10pt"/>
    </style:style>
    <style:style style:name="T112" style:family="text">
      <style:text-properties fo:font-variant="normal" fo:text-transform="none" style:use-window-font-color="true" style:font-name="FreeMono" fo:font-size="10pt" fo:letter-spacing="normal" fo:font-style="normal" style:text-underline-style="none" fo:font-weight="normal" style:font-size-asian="10pt" style:font-size-complex="10pt"/>
    </style:style>
    <style:style style:name="T113" style:family="text">
      <style:text-properties fo:font-variant="normal" fo:text-transform="none" style:use-window-font-color="true" style:font-name="FreeMono" fo:font-size="10pt" fo:letter-spacing="normal" style:font-size-asian="10pt" style:font-size-complex="10pt"/>
    </style:style>
    <style:style style:name="T114" style:family="text">
      <style:text-properties fo:font-variant="normal" fo:text-transform="none" style:use-window-font-color="true" style:font-name="FreeMono" fo:font-size="10pt" fo:letter-spacing="normal" fo:language="pt" fo:country="BR" fo:font-style="normal" fo:font-weight="normal" officeooo:rsid="005b162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15" style:family="text">
      <style:text-properties fo:font-variant="normal" fo:text-transform="none" style:use-window-font-color="true" style:font-name="FreeMono" fo:font-size="10pt" fo:letter-spacing="normal" fo:language="pt" fo:country="BR" fo:font-style="normal" fo:font-weight="normal" officeooo:rsid="0053e9e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16" style:family="text">
      <style:text-properties officeooo:rsid="00478a40"/>
    </style:style>
    <style:style style:name="T117" style:family="text">
      <style:text-properties officeooo:rsid="003b4e95"/>
    </style:style>
    <style:style style:name="T118" style:family="text">
      <style:text-properties officeooo:rsid="0051f651"/>
    </style:style>
    <style:style style:name="T119" style:family="text">
      <style:text-properties fo:font-weight="bold" officeooo:rsid="0051f651" style:font-weight-asian="bold" style:font-weight-complex="bold"/>
    </style:style>
    <style:style style:name="T120" style:family="text">
      <style:text-properties fo:font-weight="bold" officeooo:rsid="00566ef1" style:font-weight-asian="bold" style:font-weight-complex="bold"/>
    </style:style>
    <style:style style:name="T121" style:family="text">
      <style:text-properties style:font-name="FreeMono"/>
    </style:style>
    <style:style style:name="T122" style:family="text">
      <style:text-properties style:font-name="FreeMono" fo:font-size="10pt" style:text-underline-style="none" style:font-size-asian="10pt" style:font-size-complex="10pt"/>
    </style:style>
    <style:style style:name="T123" style:family="text">
      <style:text-properties style:font-name="FreeMono" fo:font-size="10pt" style:text-underline-style="none" fo:font-weight="normal" officeooo:rsid="0061c0c3" style:font-size-asian="10pt" style:font-weight-asian="normal" style:font-size-complex="10pt" style:font-weight-complex="normal"/>
    </style:style>
    <style:style style:name="T124" style:family="text">
      <style:text-properties style:font-name="FreeMono" fo:font-size="10pt" officeooo:rsid="007961fc" style:font-size-asian="10pt" style:font-size-complex="10pt"/>
    </style:style>
    <style:style style:name="T125" style:family="text">
      <style:text-properties style:font-name="FreeMono" fo:font-size="10pt" officeooo:rsid="0061c0c3" style:font-size-asian="10pt" style:font-size-complex="10pt"/>
    </style:style>
    <style:style style:name="T126" style:family="text">
      <style:text-properties style:font-name="FreeMono" fo:font-size="10pt" officeooo:rsid="006c18e6" style:font-size-asian="10pt" style:font-size-complex="10pt"/>
    </style:style>
    <style:style style:name="T127" style:family="text">
      <style:text-properties style:font-name="FreeMono" fo:font-size="10pt" officeooo:rsid="006da47b" style:font-size-asian="10pt" style:font-size-complex="10pt"/>
    </style:style>
    <style:style style:name="T128" style:family="text">
      <style:text-properties style:font-name="FreeMono" fo:font-size="10pt" officeooo:rsid="007a2d49" style:font-size-asian="10pt" style:font-size-complex="10pt"/>
    </style:style>
    <style:style style:name="T129" style:family="text">
      <style:text-properties style:font-name="FreeMono" fo:font-size="10pt" officeooo:rsid="006b90b3" style:font-size-asian="10pt" style:font-size-complex="10pt"/>
    </style:style>
    <style:style style:name="T130" style:family="text">
      <style:text-properties style:font-name="FreeMono" fo:font-size="10pt" fo:font-weight="bold" officeooo:rsid="0061c0c3" style:font-size-asian="10pt" style:font-weight-asian="bold" style:font-size-complex="10pt" style:font-weight-complex="bold"/>
    </style:style>
    <style:style style:name="T131" style:family="text">
      <style:text-properties style:font-name="FreeMono" fo:font-size="10pt" fo:font-weight="bold" officeooo:rsid="007a2d49" style:font-size-asian="10pt" style:font-weight-asian="bold" style:font-size-complex="10pt" style:font-weight-complex="bold"/>
    </style:style>
    <style:style style:name="T132" style:family="text">
      <style:text-properties style:font-name="FreeMono" fo:font-size="10pt" fo:font-weight="bold" officeooo:rsid="006b90b3" style:font-size-asian="10pt" style:font-weight-asian="bold" style:font-size-complex="10pt" style:font-weight-complex="bold"/>
    </style:style>
    <style:style style:name="T133" style:family="text">
      <style:text-properties style:font-name="FreeMono" officeooo:rsid="005e5d66"/>
    </style:style>
    <style:style style:name="T134" style:family="text">
      <style:text-properties style:font-name="FreeMono" officeooo:rsid="0077bc20"/>
    </style:style>
    <style:style style:name="T135" style:family="text">
      <style:text-properties style:font-name="FreeMono" officeooo:rsid="007961fc"/>
    </style:style>
    <style:style style:name="T136" style:family="text">
      <style:text-properties style:font-name="FreeMono" officeooo:rsid="0061c0c3"/>
    </style:style>
    <style:style style:name="T137" style:family="text">
      <style:text-properties style:font-name="FreeMono" style:text-underline-style="solid" style:text-underline-width="auto" style:text-underline-color="font-color" fo:font-weight="bold" officeooo:rsid="0061c0c3" style:font-weight-asian="bold" style:font-weight-complex="bold"/>
    </style:style>
    <style:style style:name="T138" style:family="text">
      <style:text-properties style:font-name="FreeMono" officeooo:rsid="006da47b"/>
    </style:style>
    <style:style style:name="T139" style:family="text">
      <style:text-properties style:font-name="FreeMono" officeooo:rsid="00658318"/>
    </style:style>
    <style:style style:name="T140" style:family="text">
      <style:text-properties style:font-name="FreeMono" officeooo:rsid="00837dba"/>
    </style:style>
    <style:style style:name="T141" style:family="text">
      <style:text-properties style:font-name="FreeMono" officeooo:rsid="007e6983"/>
    </style:style>
    <style:style style:name="T142" style:family="text">
      <style:text-properties style:font-name="FreeMono" officeooo:rsid="0081c4b0"/>
    </style:style>
    <style:style style:name="T143" style:family="text">
      <style:text-properties style:font-name="FreeMono" officeooo:rsid="006285a7"/>
    </style:style>
    <style:style style:name="T144" style:family="text">
      <style:text-properties style:font-name="FreeMono" officeooo:rsid="006b90b3"/>
    </style:style>
    <style:style style:name="T145" style:family="text">
      <style:text-properties officeooo:rsid="005e83fc"/>
    </style:style>
    <style:style style:name="T146" style:family="text">
      <style:text-properties officeooo:rsid="004e44cb"/>
    </style:style>
    <style:style style:name="T147" style:family="text">
      <style:text-properties officeooo:rsid="00652f42"/>
    </style:style>
    <style:style style:name="T148" style:family="text">
      <style:text-properties officeooo:rsid="006b90b3"/>
    </style:style>
    <style:style style:name="T149" style:family="text">
      <style:text-properties officeooo:rsid="0077bc20"/>
    </style:style>
    <style:style style:name="T150" style:family="text">
      <style:text-properties officeooo:rsid="007961fc"/>
    </style:style>
    <style:style style:name="T151" style:family="text">
      <style:text-properties officeooo:rsid="005e5d66"/>
    </style:style>
    <style:style style:name="T152" style:family="text">
      <style:text-properties officeooo:rsid="005f1e17"/>
    </style:style>
    <style:style style:name="T153" style:family="text">
      <style:text-properties officeooo:rsid="006b7a46"/>
    </style:style>
    <style:style style:name="T154" style:family="text">
      <style:text-properties officeooo:rsid="00658318"/>
    </style:style>
    <style:style style:name="T155" style:family="text">
      <style:text-properties officeooo:rsid="007a2d49"/>
    </style:style>
    <style:style style:name="T156" style:family="text">
      <style:text-properties fo:language="pt" fo:country="BR" style:text-underline-style="none" style:font-name-asian="Times New Roman" style:language-asian="zh" style:country-asian="CN" style:font-name-complex="Times New Roman" style:language-complex="ar" style:country-complex="SA"/>
    </style:style>
    <style:style style:name="T157" style:family="text">
      <style:text-properties style:text-underline-style="solid" style:text-underline-width="auto" style:text-underline-color="font-color" fo:font-weight="bold" officeooo:rsid="0061c0c3" style:font-weight-asian="bold" style:font-weight-complex="bold"/>
    </style:style>
    <style:style style:name="T158" style:family="text">
      <style:text-properties fo:font-size="10pt" officeooo:rsid="007961fc" style:font-size-asian="10pt" style:font-size-complex="10pt"/>
    </style:style>
    <style:style style:name="T159" style:family="text">
      <style:text-properties fo:font-size="10pt" officeooo:rsid="0061c0c3" style:font-size-asian="10pt" style:font-size-complex="10pt"/>
    </style:style>
    <style:style style:name="T160" style:family="text">
      <style:text-properties fo:font-size="10pt" officeooo:rsid="006c18e6" style:font-size-asian="10pt" style:font-size-complex="10pt"/>
    </style:style>
    <style:style style:name="T161" style:family="text">
      <style:text-properties fo:font-size="10pt" officeooo:rsid="006da47b" style:font-size-asian="10pt" style:font-size-complex="10pt"/>
    </style:style>
    <style:style style:name="T162" style:family="text">
      <style:text-properties fo:font-size="10pt" officeooo:rsid="007a2d49" style:font-size-asian="10pt" style:font-size-complex="10pt"/>
    </style:style>
    <style:style style:name="T163" style:family="text">
      <style:text-properties fo:font-size="10pt" officeooo:rsid="006b90b3" style:font-size-asian="10pt" style:font-size-complex="10pt"/>
    </style:style>
    <style:style style:name="T164" style:family="text">
      <style:text-properties fo:font-size="10pt" style:text-underline-style="none" fo:font-weight="normal" officeooo:rsid="0061c0c3" style:font-size-asian="10pt" style:font-weight-asian="normal" style:font-size-complex="10pt" style:font-weight-complex="normal"/>
    </style:style>
    <style:style style:name="T165" style:family="text">
      <style:text-properties fo:font-size="10pt" style:text-underline-style="none" style:font-size-asian="10pt" style:font-size-complex="10pt"/>
    </style:style>
    <style:style style:name="T166" style:family="text">
      <style:text-properties fo:font-size="10pt" fo:font-weight="bold" officeooo:rsid="0061c0c3" style:font-size-asian="10pt" style:font-weight-asian="bold" style:font-size-complex="10pt" style:font-weight-complex="bold"/>
    </style:style>
    <style:style style:name="T167" style:family="text">
      <style:text-properties fo:font-size="10pt" fo:font-weight="bold" officeooo:rsid="007a2d49" style:font-size-asian="10pt" style:font-weight-asian="bold" style:font-size-complex="10pt" style:font-weight-complex="bold"/>
    </style:style>
    <style:style style:name="T168" style:family="text">
      <style:text-properties fo:font-size="10pt" fo:font-weight="bold" officeooo:rsid="006b90b3" style:font-size-asian="10pt" style:font-weight-asian="bold" style:font-size-complex="10pt" style:font-weight-complex="bold"/>
    </style:style>
    <style:style style:name="T169" style:family="text">
      <style:text-properties officeooo:rsid="0061c0c3"/>
    </style:style>
    <style:style style:name="T170" style:family="text">
      <style:text-properties officeooo:rsid="006da47b"/>
    </style:style>
    <style:style style:name="T171" style:family="text">
      <style:text-properties officeooo:rsid="007e6983"/>
    </style:style>
    <style:style style:name="T172" style:family="text">
      <style:text-properties officeooo:rsid="0081c4b0"/>
    </style:style>
    <style:style style:name="T173" style:family="text">
      <style:text-properties officeooo:rsid="006285a7"/>
    </style:style>
    <style:style style:name="T174" style:family="text">
      <style:text-properties officeooo:rsid="00837dba"/>
    </style:style>
    <style:style style:name="T175" style:family="text">
      <style:text-properties style:font-name="FreeMono"/>
    </style:style>
    <style:style style:name="T176" style:family="text">
      <style:text-properties style:font-name="FreeMono" fo:font-size="10pt" style:text-underline-style="none" style:font-size-asian="10pt" style:font-size-complex="10pt"/>
    </style:style>
    <style:style style:name="T177" style:family="text">
      <style:text-properties officeooo:rsid="006d31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9cm" fo:text-indent="-0.635cm" fo:margin-left="1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64cm" fo:text-indent="-0.635cm" fo:margin-left="2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9cm" fo:text-indent="-0.635cm" fo:margin-left="2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34cm" fo:text-indent="-0.635cm" fo:margin-left="3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54">UDESC – Universidade Do Estado de Santa Catarina</text:p>
      <text:p text:style-name="P55">DCC – Departamento de Ciência da Computação</text:p>
      <text:p text:style-name="P55">AGT<text:span text:style-name="T177">0001 T/A</text:span> – Algoritmos</text:p>
      <text:p text:style-name="P54">Professora: Éverlin Fighera Costa Marques</text:p>
      <text:p text:style-name="P54"/>
      <text:p text:style-name="P56"><text:span text:style-name="T117">Prova </text:span><text:span text:style-name="T1">3</text:span><text:span text:style-name="T4">A</text:span><text:span text:style-name="T2"> </text:span><text:span text:style-name="T116"><text:s/>–</text:span><text:span text:style-name="T1"> </text:span><text:span text:style-name="T3">Estruturas de repetição, string e vetor</text:span></text:p>
      <text:p text:style-name="P57"><text:span text:style-name="T34"/></text:p>
      <text:p text:style-name="P58"><text:span text:style-name="T34">Escolha 2 questões para entregar.</text:span></text:p>
      <text:p text:style-name="P50"/>
      <text:p text:style-name="P51"><text:span text:style-name="T156">Descrição do contexto:</text:span></text:p>
      <text:p text:style-name="P59"><text:span text:style-name="T38">O semestre </text:span><text:span text:style-name="T39">na UDESC </text:span><text:span text:style-name="T38">encerrou e </text:span><text:span text:style-name="T40">os</text:span><text:span text:style-name="T38"> estudantes da primeira fase tiveram suas médias finais computadas no Siga. </text:span><text:span text:style-name="T39">Foram as seguintes notas:</text:span></text:p>
      <text:p text:style-name="P52"/>
      <text:p text:style-name="P60"><text:span text:style-name="T42">Em Programação </text:span><text:span text:style-name="T39">F</text:span><text:span text:style-name="T42">uncional</text:span><text:span text:style-name="T41">(PFN)</text:span><text:span text:style-name="T42">:</text:span></text:p>
      <table:table table:name="Tabela1" table:style-name="Tabela1">
        <table:table-column table:style-name="Tabela1.A" table:number-columns-repeated="15"/>
        <table:table-column table:style-name="Tabela1.P"/>
        <table:table-row table:style-name="Tabela1.1"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29">Alice</text:p>
          </table:table-cell>
          <table:table-cell table:style-name="Tabela1.A1" office:value-type="string">
            <text:p text:style-name="P29">Carlo</text:p>
          </table:table-cell>
          <table:table-cell table:style-name="Tabela1.A1" office:value-type="string">
            <text:p text:style-name="P29">Dan</text:p>
          </table:table-cell>
          <table:table-cell table:style-name="Tabela1.A1" office:value-type="string">
            <text:p text:style-name="P29">Enzo</text:p>
          </table:table-cell>
          <table:table-cell table:style-name="Tabela1.A1" office:value-type="string">
            <text:p text:style-name="P29">F<text:span text:style-name="T149">abi</text:span></text:p>
          </table:table-cell>
          <table:table-cell table:style-name="Tabela1.A1" office:value-type="string">
            <text:p text:style-name="P29">Gian</text:p>
          </table:table-cell>
          <table:table-cell table:style-name="Tabela1.A1" office:value-type="string">
            <text:p text:style-name="P29">Igor</text:p>
          </table:table-cell>
          <table:table-cell table:style-name="Tabela1.A1" office:value-type="string">
            <text:p text:style-name="P31">Jake</text:p>
          </table:table-cell>
          <table:table-cell table:style-name="Tabela1.A1" office:value-type="string">
            <text:p text:style-name="P15">kate</text:p>
          </table:table-cell>
          <table:table-cell table:style-name="Tabela1.A1" office:value-type="string">
            <text:p text:style-name="P33"><text:span text:style-name="T151"><text:s/></text:span><text:span text:style-name="T14">Liz</text:span></text:p>
          </table:table-cell>
          <table:table-cell table:style-name="Tabela1.A1" office:value-type="string">
            <text:p text:style-name="P31">Luma</text:p>
          </table:table-cell>
          <table:table-cell table:style-name="Tabela1.A1" office:value-type="string">
            <text:p text:style-name="P31">Meg</text:p>
          </table:table-cell>
          <table:table-cell table:style-name="Tabela1.A1" office:value-type="string">
            <text:p text:style-name="P31">Noa</text:p>
          </table:table-cell>
          <table:table-cell table:style-name="Tabela1.A1" office:value-type="string">
            <text:p text:style-name="P31">Pat</text:p>
          </table:table-cell>
          <table:table-cell table:style-name="Tabela1.P1" office:value-type="string">
            <text:p text:style-name="P31">Raul</text:p>
          </table:table-cell>
        </table:table-row>
        <table:table-row table:style-name="Tabela1.2">
          <table:table-cell table:style-name="Tabela1.A2" office:value-type="string">
            <text:p text:style-name="P35">Nota </text:p>
          </table:table-cell>
          <table:table-cell table:style-name="Tabela1.A2" office:value-type="string">
            <text:p text:style-name="P35">8.9</text:p>
          </table:table-cell>
          <table:table-cell table:style-name="Tabela1.A2" office:value-type="string">
            <text:p text:style-name="P41">3</text:p>
          </table:table-cell>
          <table:table-cell table:style-name="Tabela1.A2" office:value-type="string">
            <text:p text:style-name="P35">7</text:p>
          </table:table-cell>
          <table:table-cell table:style-name="Tabela1.A2" office:value-type="string">
            <text:p text:style-name="P18">8.5</text:p>
          </table:table-cell>
          <table:table-cell table:style-name="Tabela1.A2" office:value-type="string">
            <text:p text:style-name="P35">9</text:p>
          </table:table-cell>
          <table:table-cell table:style-name="Tabela1.A2" office:value-type="string">
            <text:p text:style-name="P23">1.0</text:p>
          </table:table-cell>
          <table:table-cell table:style-name="Tabela1.A2" office:value-type="string">
            <text:p text:style-name="P35">7.5</text:p>
          </table:table-cell>
          <table:table-cell table:style-name="Tabela1.A2" office:value-type="string">
            <text:p text:style-name="P41">5.5</text:p>
          </table:table-cell>
          <table:table-cell table:style-name="Tabela1.A2" office:value-type="string">
            <text:p text:style-name="P41">6.5</text:p>
          </table:table-cell>
          <table:table-cell table:style-name="Tabela1.A2" office:value-type="string">
            <text:p text:style-name="P41">4.4</text:p>
          </table:table-cell>
          <table:table-cell table:style-name="Tabela1.A2" office:value-type="string">
            <text:p text:style-name="P43">4</text:p>
          </table:table-cell>
          <table:table-cell table:style-name="Tabela1.A2" office:value-type="string">
            <text:p text:style-name="P45">1.5</text:p>
          </table:table-cell>
          <table:table-cell table:style-name="Tabela1.A2" office:value-type="string">
            <text:p text:style-name="P37">7</text:p>
          </table:table-cell>
          <table:table-cell table:style-name="Tabela1.A2" office:value-type="string">
            <text:p text:style-name="P37">7.8</text:p>
          </table:table-cell>
          <table:table-cell table:style-name="Tabela1.P2" office:value-type="string">
            <text:p text:style-name="P43">6.3</text:p>
          </table:table-cell>
        </table:table-row>
      </table:table>
      <text:p text:style-name="P53"/>
      <text:p text:style-name="P59"><text:span text:style-name="T38">Em Algoritmos</text:span><text:span text:style-name="T41">(AGT)</text:span><text:span text:style-name="T38">, as médias </text:span><text:span text:style-name="T39">finais</text:span><text:span text:style-name="T38"> foram:</text:span></text:p>
      <table:table table:name="Tabela2" table:style-name="Tabela2">
        <table:table-column table:style-name="Tabela2.A" table:number-columns-repeated="15"/>
        <table:table-column table:style-name="Tabela2.P"/>
        <table:table-row table:style-name="TableLine94564871570096">
          <table:table-cell table:style-name="Tabela2.A1" office:value-type="string">
            <text:p text:style-name="P17">Nome</text:p>
          </table:table-cell>
          <table:table-cell table:style-name="Tabela2.A1" office:value-type="string">
            <text:p text:style-name="P30">Alice</text:p>
          </table:table-cell>
          <table:table-cell table:style-name="Tabela2.A1" office:value-type="string">
            <text:p text:style-name="P30">Carlo</text:p>
          </table:table-cell>
          <table:table-cell table:style-name="Tabela2.A1" office:value-type="string">
            <text:p text:style-name="P30">Dan</text:p>
          </table:table-cell>
          <table:table-cell table:style-name="Tabela2.A1" office:value-type="string">
            <text:p text:style-name="P30">Enzo</text:p>
          </table:table-cell>
          <table:table-cell table:style-name="Tabela2.A1" office:value-type="string">
            <text:p text:style-name="P34"><text:span text:style-name="T151">F</text:span><text:span text:style-name="T14">abi</text:span></text:p>
          </table:table-cell>
          <table:table-cell table:style-name="Tabela2.A1" office:value-type="string">
            <text:p text:style-name="P30">Gian</text:p>
          </table:table-cell>
          <table:table-cell table:style-name="Tabela2.A1" office:value-type="string">
            <text:p text:style-name="P30">Igor</text:p>
          </table:table-cell>
          <table:table-cell table:style-name="Tabela2.A1" office:value-type="string">
            <text:p text:style-name="P16">Jake</text:p>
          </table:table-cell>
          <table:table-cell table:style-name="Tabela2.A1" office:value-type="string">
            <text:p text:style-name="P16">kate</text:p>
          </table:table-cell>
          <table:table-cell table:style-name="Tabela2.A1" office:value-type="string">
            <text:p text:style-name="P30"><text:s/><text:span text:style-name="T149">Liz</text:span></text:p>
          </table:table-cell>
          <table:table-cell table:style-name="Tabela2.A1" office:value-type="string">
            <text:p text:style-name="P32">Luma</text:p>
          </table:table-cell>
          <table:table-cell table:style-name="Tabela2.A1" office:value-type="string">
            <text:p text:style-name="P34"><text:span text:style-name="T14">M</text:span><text:span text:style-name="T149">eg</text:span></text:p>
          </table:table-cell>
          <table:table-cell table:style-name="Tabela2.A1" office:value-type="string">
            <text:p text:style-name="P32">Noa</text:p>
          </table:table-cell>
          <table:table-cell table:style-name="Tabela2.A1" office:value-type="string">
            <text:p text:style-name="P32">Pat</text:p>
          </table:table-cell>
          <table:table-cell table:style-name="Tabela2.P1" office:value-type="string">
            <text:p text:style-name="P32">Raul</text:p>
          </table:table-cell>
        </table:table-row>
        <table:table-row table:style-name="Tabela2.2">
          <table:table-cell table:style-name="Tabela2.A2" office:value-type="string">
            <text:p text:style-name="P36">Nota </text:p>
          </table:table-cell>
          <table:table-cell table:style-name="Tabela2.A2" office:value-type="string">
            <text:p text:style-name="P36">9</text:p>
          </table:table-cell>
          <table:table-cell table:style-name="Tabela2.A2" office:value-type="string">
            <text:p text:style-name="P24">5</text:p>
          </table:table-cell>
          <table:table-cell table:style-name="Tabela2.A2" office:value-type="string">
            <text:p text:style-name="P19">9.7</text:p>
          </table:table-cell>
          <table:table-cell table:style-name="Tabela2.A2" office:value-type="string">
            <text:p text:style-name="P24">5</text:p>
          </table:table-cell>
          <table:table-cell table:style-name="Tabela2.A2" office:value-type="string">
            <text:p text:style-name="P36">7.9</text:p>
          </table:table-cell>
          <table:table-cell table:style-name="Tabela2.A2" office:value-type="string">
            <text:p text:style-name="P36">8.5</text:p>
          </table:table-cell>
          <table:table-cell table:style-name="Tabela2.A2" office:value-type="string">
            <text:p text:style-name="P42"><text:span text:style-name="T150">5.</text:span>5</text:p>
          </table:table-cell>
          <table:table-cell table:style-name="Tabela2.A2" office:value-type="string">
            <text:p text:style-name="P39"><text:span text:style-name="T9">9.</text:span><text:span text:style-name="T151">5</text:span></text:p>
          </table:table-cell>
          <table:table-cell table:style-name="Tabela2.A2" office:value-type="string">
            <text:p text:style-name="P42">6.<text:span text:style-name="T152">0</text:span></text:p>
          </table:table-cell>
          <table:table-cell table:style-name="Tabela2.A2" office:value-type="string">
            <text:p text:style-name="P25"><text:span text:style-name="T152">1.</text:span>2</text:p>
          </table:table-cell>
          <table:table-cell table:style-name="Tabela2.A2" office:value-type="string">
            <text:p text:style-name="P44">5.6</text:p>
          </table:table-cell>
          <table:table-cell table:style-name="Tabela2.A2" office:value-type="string">
            <text:p text:style-name="P38">8</text:p>
          </table:table-cell>
          <table:table-cell table:style-name="Tabela2.A2" office:value-type="string">
            <text:p text:style-name="P38">9.2</text:p>
          </table:table-cell>
          <table:table-cell table:style-name="Tabela2.A2" office:value-type="string">
            <text:p text:style-name="P38">7.6</text:p>
          </table:table-cell>
          <table:table-cell table:style-name="Tabela2.P2" office:value-type="string">
            <text:p text:style-name="P38">7.0</text:p>
          </table:table-cell>
        </table:table-row>
      </table:table>
      <text:p text:style-name="P6"/>
      <text:p text:style-name="P10"><text:span text:style-name="T158">Questão 1</text:span><text:span text:style-name="T159">)</text:span><text:span text:style-name="T164"> Com o uso de estruturas de repetição e sem usar vetor, </text:span><text:span text:style-name="T160">escreva um algoritmo que lê as médias de AG</text:span><text:span text:style-name="T161">T</text:span><text:span text:style-name="T160">. Deve-se </text:span><text:span text:style-name="T159">mostr</text:span><text:span text:style-name="T160">ar:</text:span></text:p>
      <text:list xml:id="list839587946" text:style-name="L2">
        <text:list-item>
          <text:p text:style-name="P11"><text:span text:style-name="T162">o percentual de notas abaixo de</text:span><text:span text:style-name="T159"> 7 </text:span><text:span text:style-name="T163">e</text:span></text:p>
        </text:list-item>
        <text:list-item>
          <text:p text:style-name="P11"><text:span text:style-name="T159">a média geral </text:span><text:span text:style-name="T166">d</text:span><text:span text:style-name="T167">esse conjunto </text:span><text:span text:style-name="T168">do item a</text:span><text:span text:style-name="T162"> (separado por disciplina)</text:span><text:span text:style-name="T159">;</text:span></text:p>
        </text:list-item>
        <text:list-item>
          <text:p text:style-name="P11"><text:span text:style-name="T162">o total de estudantes em exame ( a média deve ser superior a </text:span><text:span text:style-name="T29">1.7 </text:span><text:span text:style-name="T30">e menor que 7</text:span><text:span text:style-name="T162">)</text:span>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94564871764400">
          <table:table-cell table:style-name="Tabela4.A1" office:value-type="string">
            <text:p text:style-name="P46">Entrada <text:span text:style-name="T153">( o que digitar )</text:span></text:p>
          </table:table-cell>
          <table:table-cell table:style-name="Tabela4.B1" office:value-type="string">
            <text:p text:style-name="P46">Saída<text:span text:style-name="T153">( o que mostrar )</text:span></text:p>
          </table:table-cell>
        </table:table-row>
        <table:table-row table:style-name="Tabela4.2">
          <table:table-cell table:style-name="Tabela4.A2" office:value-type="string">
            <text:p text:style-name="P47"><text:span text:style-name="T154">Médias de </text:span><text:span text:style-name="T10">AGT</text:span></text:p>
            <text:p text:style-name="P26"><text:s/></text:p>
          </table:table-cell>
          <table:table-cell table:style-name="Tabela4.B2" office:value-type="string">
            <text:p text:style-name="P27">AGT--------------------------------</text:p>
            <text:p text:style-name="P47"><text:span text:style-name="T154">% de </text:span><text:span text:style-name="T155">médias &lt;</text:span><text:span text:style-name="T154"> 7 em </text:span><text:span text:style-name="T11">: ….</text:span></text:p>
            <text:p text:style-name="P48"><text:span text:style-name="T12">M</text:span><text:span text:style-name="T5">édia geral de</text:span><text:span text:style-name="T13">sse grupo</text:span><text:span text:style-name="T5">: ….</text:span></text:p>
            <text:p text:style-name="P49"><text:span text:style-name="T31">Total</text:span><text:span text:style-name="T29"> estudantes em exame: ….</text:span></text:p>
          </table:table-cell>
        </table:table-row>
      </table:table>
      <text:p text:style-name="P7"/>
      <text:p text:style-name="P8"/>
      <text:p text:style-name="P9"><text:span text:style-name="T150">Questão 2</text:span><text:span text:style-name="T169">) </text:span><text:span text:style-name="T157">Com o uso de vetores</text:span><text:span text:style-name="T169">, </text:span><text:span text:style-name="T170">escreva um algoritmo que</text:span><text:span text:style-name="T169"> </text:span><text:span text:style-name="T154">l</text:span><text:span text:style-name="T15">ê</text:span><text:span text:style-name="T154"> 2 vetores </text:span><text:span text:style-name="T148">de notas </text:span><text:span text:style-name="T154">e</text:span><text:span text:style-name="T169"> </text:span><text:span text:style-name="T150">crie, para cada disciplina, </text:span><text:span text:style-name="T171">um vetor</text:span><text:span text:style-name="T150"> com as 5 maiores nota</text:span><text:span text:style-name="T172">s</text:span><text:span text:style-name="T150">.</text:span><text:span text:style-name="T169"> </text:span><text:span text:style-name="T173">Como saída, mostre:</text:span></text:p>
      <text:p text:style-name="P9"><text:span text:style-name="T150">a) </text:span><text:span text:style-name="T174">um</text:span><text:span text:style-name="T173"> vetor </text:span><text:span text:style-name="T150">com 5 maiores notas </text:span><text:span text:style-name="T154">de AGT;</text:span></text:p>
      <text:p text:style-name="P9"><text:span text:style-name="T172">b) </text:span><text:span text:style-name="T174">um </text:span><text:span text:style-name="T172">vetor com 5 maiores notas d</text:span><text:span text:style-name="T154">e PFN</text:span><text:span text:style-name="T173">;</text:span></text:p>
      <text:p text:style-name="P9"><text:span text:style-name="T10">c</text:span><text:span text:style-name="T16">) </text:span><text:span text:style-name="T17">que </text:span><text:span text:style-name="T16">estudantes que t</text:span><text:span text:style-name="T17">ê</text:span><text:span text:style-name="T16">m notas nos vetores do item (a) </text:span><text:span text:style-name="T10">e (b)</text:span><text:span text:style-name="T18">; </text:span><text:span text:style-name="T17">( não precisa usar o nome do estudante)</text:span></text:p>
      <text:p text:style-name="P5"><text:span text:style-name="T61"/></text:p>
      <text:p text:style-name="P62"><text:span text:style-name="T62">Questão </text:span><text:span text:style-name="T72">3)</text:span><text:span text:style-name="T62"> </text:span><text:span text:style-name="T63">Um palíndromo é uma </text:span><text:span text:style-name="T68">“</text:span><text:span text:style-name="T80">frase ou palavra que se pode ler, indiferentemente, da esquerda para a direita ou vice-versa.</text:span><text:span text:style-name="T79">”</text:span><text:span text:style-name="T69">, </text:span><text:span text:style-name="T70">conforme o dicionário </text:span><text:span text:style-name="T76">Oxford</text:span><text:span text:style-name="T70">.</text:span><text:span text:style-name="T62"> <text:s/></text:span></text:p>
      <text:p text:style-name="P63"><text:span text:style-name="T62">Escreva um algoritmo que </text:span><text:span text:style-name="T64">lê um string (sem acentos e sem cedilhas), de tamanho máximo = 1000, e verifica se </text:span><text:span text:style-name="T63">o string lido </text:span><text:span text:style-name="T73">constitui um</text:span><text:span text:style-name="T64"> palíndromo. </text:span><text:span text:style-name="T65">É necessário trat</text:span><text:span text:style-name="T66">ar espaços e pontuações.</text:span></text:p>
      <text:p text:style-name="P63"><text:span text:style-name="T67">São exemplos de palíndromo:</text:span></text:p>
      <table:table table:name="Tabela3" table:style-name="Tabela3">
        <table:table-column table:style-name="Tabela3.A"/>
        <table:table-column table:style-name="Tabela3.B"/>
        <table:table-row table:style-name="TableLine94564885209856">
          <table:table-cell table:style-name="Tabela3.A1" office:value-type="string">
            <text:p text:style-name="P22">Exemplos</text:p>
          </table:table-cell>
          <table:table-cell table:style-name="Tabela3.B1" office:value-type="string">
            <text:p text:style-name="P40">Saíd<text:span text:style-name="T147">a</text:span></text:p>
          </table:table-cell>
        </table:table-row>
        <table:table-row table:style-name="TableLine94564840631952">
          <table:table-cell table:style-name="Tabela3.A2" office:value-type="string">
            <text:p text:style-name="P28">Socorram-me, subi no <text:span text:style-name="T145">o</text:span>nibus em Marrocos</text:p>
          </table:table-cell>
          <table:table-cell table:style-name="Tabela3.B2" office:value-type="string">
            <text:p text:style-name="P20"><text:span text:style-name="T146">P</text:span>alindromo= SIM</text:p>
          </table:table-cell>
        </table:table-row>
        <table:table-row table:style-name="TableLine94564856848800">
          <table:table-cell table:style-name="Tabela3.A2" office:value-type="string">
            <text:p text:style-name="P28">Socorram-me, subi no <text:span text:style-name="T145">o</text:span>nibus</text:p>
          </table:table-cell>
          <table:table-cell table:style-name="Tabela3.B2" office:value-type="string">
            <text:p text:style-name="P39"><text:span text:style-name="T6">P</text:span><text:span text:style-name="T8">alindromo= NAO</text:span></text:p>
          </table:table-cell>
        </table:table-row>
        <table:table-row table:style-name="TableLine94564892427984">
          <table:table-cell table:style-name="Tabela3.A2" office:value-type="string">
            <text:p text:style-name="P65">aibofobia</text:p>
          </table:table-cell>
          <table:table-cell table:style-name="Tabela3.B2" office:value-type="string">
            <text:p text:style-name="P20"><text:span text:style-name="T146">P</text:span>alindromo= SIM</text:p>
          </table:table-cell>
        </table:table-row>
        <table:table-row table:style-name="TableLine94564889046640">
          <table:table-cell table:style-name="Tabela3.A2" office:value-type="string">
            <text:p text:style-name="P66">Osso</text:p>
          </table:table-cell>
          <table:table-cell table:style-name="Tabela3.B2" office:value-type="string">
            <text:p text:style-name="P20"><text:span text:style-name="T146">P</text:span>alindromo= SIM</text:p>
          </table:table-cell>
        </table:table-row>
        <table:table-row table:style-name="TableLine94564891524848">
          <table:table-cell table:style-name="Tabela3.A2" office:value-type="string">
            <text:p text:style-name="P66">A cara rajada da jararaca.</text:p>
          </table:table-cell>
          <table:table-cell table:style-name="Tabela3.B2" office:value-type="string">
            <text:p text:style-name="P20"><text:span text:style-name="T146">P</text:span>alindromo= SIM</text:p>
          </table:table-cell>
        </table:table-row>
        <table:table-row table:style-name="TableLine94564891524848">
          <table:table-cell table:style-name="Tabela3.A2" office:value-type="string">
            <text:p text:style-name="P67">O romano acata amores a damas amadas e Roma ataca o namoro</text:p>
          </table:table-cell>
          <table:table-cell table:style-name="Tabela3.B2" office:value-type="string">
            <text:p text:style-name="P21">Palindromo= SIM</text:p>
          </table:table-cell>
        </table:table-row>
      </table:table>
      <text:p text:style-name="P62"><text:span text:style-name="T45">Se necessário,</text:span><text:span text:style-name="T46">use</text:span><text:span text:style-name="T45"> as bibliotecas ctype.h e string.h</text:span></text:p>
      <text:p text:style-name="P64"><text:span text:style-name="T8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inter" svg:font-family="inter, sans-serif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cm" fo:margin-bottom="0cm" loext:contextual-spacing="false" fo:line-height="100%" fo:text-indent="6.502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loext:contextual-spacing="false" fo:line-height="100%" fo:text-align="justify" style:justify-single-word="false" fo:keep-with-next="always"/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loext:contextual-spacing="false" fo:line-height="100%" fo:text-indent="-1.27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3.251cm" fo:margin-right="0cm" fo:margin-top="0cm" fo:margin-bottom="0cm" loext:contextual-spacing="false" fo:line-height="100%" fo:text-indent="-0.71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font-weight="bold" style:font-weight-asian="bold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weight="bold" style:font-weight-asian="bold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ítulo_20_1_20_Char" style:display-name="Título 1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ítulo_20_5_20_Char" style:display-name="Título 5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ítulo_20_9_20_Char" style:display-name="Título 9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/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Recuo_20_de_20_corpo_20_de_20_texto_20_3_20_Char" style:display-name="Recuo de corpo de texto 3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orpo_20_de_20_texto_20_3_20_Char" style:display-name="Corpo de texto 3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MP3" style:family="paragraph" style:parent-style-name="Footer">
      <style:paragraph-properties fo:margin-top="0cm" fo:margin-bottom="0.353cm" loext:contextual-spacing="false"/>
      <style:text-properties style:font-name="Times New Roman" fo:font-size="10pt" style:font-size-asian="10pt" style:font-name-complex="Times New Roman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2cm" fo:margin-bottom="0cm" fo:margin-left="2cm" fo:margin-right="2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2.05cm" fo:margin-left="0cm" fo:margin-right="0cm" fo:margin-top="1.95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Figura1" text:anchor-type="as-char" svg:width="7.624cm" svg:height="1.663cm" draw:z-index="1"><draw:image xlink:href="Pictures/100000000000263D0000085979B9F087F93E1D29.jpg" xlink:type="simple" xlink:show="embed" xlink:actuate="onLoad" loext:mime-type="image/jpeg"/></draw:frame></text:h>
      </style:header>
      <style:footer>
        <text:p text:style-name="MP2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RUÇÃO NORMATIVA N</dc:title>
    <dc:description>Document was created by {applicationname}, version: {version}</dc:description>
    <meta:initial-creator>r4crm</meta:initial-creator>
    <meta:creation-date>2015-02-09T07:06:00</meta:creation-date>
    <dc:date>2023-11-01T08:11:33.666296155</dc:date>
    <meta:editing-cycles>66</meta:editing-cycles>
    <meta:editing-duration>PT7H48M32S</meta:editing-duration>
    <meta:generator>LibreOffice/6.4.7.2$Linux_X86_64 LibreOffice_project/40$Build-2</meta:generator>
    <meta:print-date>2022-12-08T12:44:50.087814849</meta:print-date>
    <meta:document-statistic meta:table-count="4" meta:image-count="1" meta:object-count="0" meta:page-count="2" meta:paragraph-count="110" meta:word-count="411" meta:character-count="2197" meta:non-whitespace-character-count="1885"/>
  </office:meta>
</office:document-meta>
</file>